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nb étapes ordonnanceur sans heuristique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nb étapes ordonnanceur avec heuristique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4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1" calcext:value-type="float">
            <text:p>11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1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1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2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2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3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3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4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4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~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1:13:24.355530062</meta:creation-date>
    <dc:date>2016-06-12T12:43:35.730597629</dc:date>
    <meta:editing-duration>PT1H30M8S</meta:editing-duration>
    <meta:editing-cycles>7</meta:editing-cycles>
    <meta:generator>LibreOffice/5.1.3.2$Linux_X86_64 LibreOffice_project/10m0$Build-2</meta:generator>
    <meta:document-statistic meta:table-count="1" meta:cell-count="261" meta:object-count="0"/>
  </office:meta>
</office:document-meta>
</file>